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1020" table:default-cell-style-name="ce5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Monster</text:p>
          </table:table-cell>
          <table:table-cell table:style-name="ce3" office:value-type="string">
            <text:p>Unk1</text:p>
          </table:table-cell>
          <table:table-cell table:style-name="ce3" office:value-type="string">
            <text:p>Unk2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0000</text:p>
          </table:table-cell>
          <table:table-cell office:value-type="string">
            <text:p>01F5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1</text:p>
          </table:table-cell>
          <table:table-cell office:value-type="string">
            <text:p>01F6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2</text:p>
          </table:table-cell>
          <table:table-cell office:value-type="string">
            <text:p>01F7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3</text:p>
          </table:table-cell>
          <table:table-cell office:value-type="string">
            <text:p>01F8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4</text:p>
          </table:table-cell>
          <table:table-cell office:value-type="string">
            <text:p>01F9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5</text:p>
          </table:table-cell>
          <table:table-cell office:value-type="string">
            <text:p>01FA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6</text:p>
          </table:table-cell>
          <table:table-cell office:value-type="string">
            <text:p>01FB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7</text:p>
          </table:table-cell>
          <table:table-cell office:value-type="string">
            <text:p>01FC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8</text:p>
          </table:table-cell>
          <table:table-cell office:value-type="string">
            <text:p>01FD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9</text:p>
          </table:table-cell>
          <table:table-cell office:value-type="string">
            <text:p>01FE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A</text:p>
          </table:table-cell>
          <table:table-cell office:value-type="string">
            <text:p>01FF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B</text:p>
          </table:table-cell>
          <table:table-cell office:value-type="string">
            <text:p>0200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C</text:p>
          </table:table-cell>
          <table:table-cell office:value-type="string">
            <text:p>0201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D</text:p>
          </table:table-cell>
          <table:table-cell office:value-type="string">
            <text:p>0202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E</text:p>
          </table:table-cell>
          <table:table-cell office:value-type="string">
            <text:p>0203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0F</text:p>
          </table:table-cell>
          <table:table-cell office:value-type="string">
            <text:p>0204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0</text:p>
          </table:table-cell>
          <table:table-cell office:value-type="string">
            <text:p>0205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1</text:p>
          </table:table-cell>
          <table:table-cell office:value-type="string">
            <text:p>0206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2</text:p>
          </table:table-cell>
          <table:table-cell office:value-type="string">
            <text:p>0207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3</text:p>
          </table:table-cell>
          <table:table-cell office:value-type="string">
            <text:p>0208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4</text:p>
          </table:table-cell>
          <table:table-cell office:value-type="string">
            <text:p>0209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5</text:p>
          </table:table-cell>
          <table:table-cell office:value-type="string">
            <text:p>020A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6</text:p>
          </table:table-cell>
          <table:table-cell office:value-type="string">
            <text:p>020B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7</text:p>
          </table:table-cell>
          <table:table-cell office:value-type="string">
            <text:p>020C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8</text:p>
          </table:table-cell>
          <table:table-cell office:value-type="string">
            <text:p>020D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9</text:p>
          </table:table-cell>
          <table:table-cell office:value-type="string">
            <text:p>020E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A</text:p>
          </table:table-cell>
          <table:table-cell office:value-type="string">
            <text:p>020F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B</text:p>
          </table:table-cell>
          <table:table-cell office:value-type="string">
            <text:p>0210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C</text:p>
          </table:table-cell>
          <table:table-cell office:value-type="string">
            <text:p>0211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D</text:p>
          </table:table-cell>
          <table:table-cell office:value-type="string">
            <text:p>0212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E</text:p>
          </table:table-cell>
          <table:table-cell office:value-type="string">
            <text:p>0213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1F</text:p>
          </table:table-cell>
          <table:table-cell office:value-type="string">
            <text:p>0214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20</text:p>
          </table:table-cell>
          <table:table-cell office:value-type="string">
            <text:p>0215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21</text:p>
          </table:table-cell>
          <table:table-cell office:value-type="string">
            <text:p>0216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>
            <text:p>0022</text:p>
          </table:table-cell>
          <table:table-cell office:value-type="string">
            <text:p>0217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23</text:p>
          </table:table-cell>
          <table:table-cell office:value-type="string">
            <text:p>0218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>
            <text:p>0024</text:p>
          </table:table-cell>
          <table:table-cell office:value-type="string">
            <text:p>0219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>
            <text:p>0025</text:p>
          </table:table-cell>
          <table:table-cell office:value-type="string">
            <text:p>021A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26</text:p>
          </table:table-cell>
          <table:table-cell office:value-type="string">
            <text:p>021B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27</text:p>
          </table:table-cell>
          <table:table-cell office:value-type="string">
            <text:p>021C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28</text:p>
          </table:table-cell>
          <table:table-cell office:value-type="string">
            <text:p>021D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>
            <text:p>0029</text:p>
          </table:table-cell>
          <table:table-cell office:value-type="string">
            <text:p>021E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2A</text:p>
          </table:table-cell>
          <table:table-cell office:value-type="string">
            <text:p>021F</text:p>
          </table:table-cell>
          <table:table-cell table:number-columns-repeated="2"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02B</text:p>
          </table:table-cell>
          <table:table-cell office:value-type="string">
            <text:p>0220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>
            <text:p>002C</text:p>
          </table:table-cell>
          <table:table-cell office:value-type="string">
            <text:p>0221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>
            <text:p>002D</text:p>
          </table:table-cell>
          <table:table-cell office:value-type="string">
            <text:p>0222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2E</text:p>
          </table:table-cell>
          <table:table-cell office:value-type="string">
            <text:p>022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2F</text:p>
          </table:table-cell>
          <table:table-cell office:value-type="string">
            <text:p>0224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30</text:p>
          </table:table-cell>
          <table:table-cell office:value-type="string">
            <text:p>0225</text:p>
          </table:table-cell>
          <table:table-cell table:number-columns-repeated="2"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031</text:p>
          </table:table-cell>
          <table:table-cell office:value-type="string">
            <text:p>0226</text:p>
          </table:table-cell>
          <table:table-cell table:number-columns-repeated="2"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032</text:p>
          </table:table-cell>
          <table:table-cell office:value-type="string">
            <text:p>0227</text:p>
          </table:table-cell>
          <table:table-cell office:value-type="string">
            <text:p>0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033</text:p>
          </table:table-cell>
          <table:table-cell office:value-type="string">
            <text:p>0228</text:p>
          </table:table-cell>
          <table:table-cell table:number-columns-repeated="2"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034</text:p>
          </table:table-cell>
          <table:table-cell office:value-type="string">
            <text:p>0229</text:p>
          </table:table-cell>
          <table:table-cell table:number-columns-repeated="2"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035</text:p>
          </table:table-cell>
          <table:table-cell office:value-type="string">
            <text:p>022A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36</text:p>
          </table:table-cell>
          <table:table-cell office:value-type="string">
            <text:p>022B</text:p>
          </table:table-cell>
          <table:table-cell table:number-columns-repeated="2"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037</text:p>
          </table:table-cell>
          <table:table-cell office:value-type="string">
            <text:p>022C</text:p>
          </table:table-cell>
          <table:table-cell office:value-type="string">
            <text:p>03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0038</text:p>
          </table:table-cell>
          <table:table-cell office:value-type="string">
            <text:p>022D</text:p>
          </table:table-cell>
          <table:table-cell office:value-type="string">
            <text:p>03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>
            <text:p>0039</text:p>
          </table:table-cell>
          <table:table-cell office:value-type="string">
            <text:p>022E</text:p>
          </table:table-cell>
          <table:table-cell office:value-type="string">
            <text:p>03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003A</text:p>
          </table:table-cell>
          <table:table-cell office:value-type="string">
            <text:p>022F</text:p>
          </table:table-cell>
          <table:table-cell office:value-type="string">
            <text:p>02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003B</text:p>
          </table:table-cell>
          <table:table-cell office:value-type="string">
            <text:p>0230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3C</text:p>
          </table:table-cell>
          <table:table-cell office:value-type="string">
            <text:p>0231</text:p>
          </table:table-cell>
          <table:table-cell office:value-type="string">
            <text:p>03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003D</text:p>
          </table:table-cell>
          <table:table-cell office:value-type="string">
            <text:p>0232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3E</text:p>
          </table:table-cell>
          <table:table-cell office:value-type="string">
            <text:p>0233</text:p>
          </table:table-cell>
          <table:table-cell office:value-type="string">
            <text:p>03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003F</text:p>
          </table:table-cell>
          <table:table-cell office:value-type="string">
            <text:p>0234</text:p>
          </table:table-cell>
          <table:table-cell table:number-columns-repeated="2"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0040</text:p>
          </table:table-cell>
          <table:table-cell office:value-type="string">
            <text:p>0235</text:p>
          </table:table-cell>
          <table:table-cell office:value-type="string">
            <text:p>02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0041</text:p>
          </table:table-cell>
          <table:table-cell office:value-type="string">
            <text:p>0236</text:p>
          </table:table-cell>
          <table:table-cell office:value-type="string">
            <text:p>03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0042</text:p>
          </table:table-cell>
          <table:table-cell office:value-type="string">
            <text:p>0237</text:p>
          </table:table-cell>
          <table:table-cell office:value-type="string">
            <text:p>03</text:p>
          </table:table-cell>
          <table:table-cell office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>
            <text:p>0043</text:p>
          </table:table-cell>
          <table:table-cell office:value-type="string">
            <text:p>0238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44</text:p>
          </table:table-cell>
          <table:table-cell office:value-type="string">
            <text:p>0239</text:p>
          </table:table-cell>
          <table:table-cell office:value-type="string">
            <text:p>02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45</text:p>
          </table:table-cell>
          <table:table-cell office:value-type="string">
            <text:p>023A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46</text:p>
          </table:table-cell>
          <table:table-cell office:value-type="string">
            <text:p>023B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47</text:p>
          </table:table-cell>
          <table:table-cell office:value-type="string">
            <text:p>023C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48</text:p>
          </table:table-cell>
          <table:table-cell office:value-type="string">
            <text:p>023D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49</text:p>
          </table:table-cell>
          <table:table-cell office:value-type="string">
            <text:p>023E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4A</text:p>
          </table:table-cell>
          <table:table-cell office:value-type="string">
            <text:p>023F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4B</text:p>
          </table:table-cell>
          <table:table-cell office:value-type="string">
            <text:p>0240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4C</text:p>
          </table:table-cell>
          <table:table-cell office:value-type="string">
            <text:p>0241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4D</text:p>
          </table:table-cell>
          <table:table-cell office:value-type="string">
            <text:p>0244</text:p>
          </table:table-cell>
          <table:table-cell office:value-type="string">
            <text:p>03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004E</text:p>
          </table:table-cell>
          <table:table-cell office:value-type="string">
            <text:p>0245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4F</text:p>
          </table:table-cell>
          <table:table-cell office:value-type="string">
            <text:p>0246</text:p>
          </table:table-cell>
          <table:table-cell office:value-type="string">
            <text:p>03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0050</text:p>
          </table:table-cell>
          <table:table-cell office:value-type="string">
            <text:p>0247</text:p>
          </table:table-cell>
          <table:table-cell office:value-type="string">
            <text:p>03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0051</text:p>
          </table:table-cell>
          <table:table-cell office:value-type="string">
            <text:p>0248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52</text:p>
          </table:table-cell>
          <table:table-cell office:value-type="string">
            <text:p>0249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53</text:p>
          </table:table-cell>
          <table:table-cell office:value-type="string">
            <text:p>024A</text:p>
          </table:table-cell>
          <table:table-cell office:value-type="string">
            <text:p>03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0054</text:p>
          </table:table-cell>
          <table:table-cell office:value-type="string">
            <text:p>024B</text:p>
          </table:table-cell>
          <table:table-cell office:value-type="string">
            <text:p>03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0055</text:p>
          </table:table-cell>
          <table:table-cell office:value-type="string">
            <text:p>024C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56</text:p>
          </table:table-cell>
          <table:table-cell office:value-type="string">
            <text:p>024D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57</text:p>
          </table:table-cell>
          <table:table-cell office:value-type="string">
            <text:p>024E</text:p>
          </table:table-cell>
          <table:table-cell office:value-type="string">
            <text:p>03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0058</text:p>
          </table:table-cell>
          <table:table-cell office:value-type="string">
            <text:p>024F</text:p>
          </table:table-cell>
          <table:table-cell office:value-type="string">
            <text:p>0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0059</text:p>
          </table:table-cell>
          <table:table-cell office:value-type="string">
            <text:p>0250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5A</text:p>
          </table:table-cell>
          <table:table-cell office:value-type="string">
            <text:p>0251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5B</text:p>
          </table:table-cell>
          <table:table-cell office:value-type="string">
            <text:p>0252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5C</text:p>
          </table:table-cell>
          <table:table-cell office:value-type="string">
            <text:p>025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5D</text:p>
          </table:table-cell>
          <table:table-cell office:value-type="string">
            <text:p>0254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5E</text:p>
          </table:table-cell>
          <table:table-cell office:value-type="string">
            <text:p>0255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005F</text:p>
          </table:table-cell>
          <table:table-cell office:value-type="string">
            <text:p>0256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0060</text:p>
          </table:table-cell>
          <table:table-cell office:value-type="string">
            <text:p>0257</text:p>
          </table:table-cell>
          <table:table-cell office:value-type="string">
            <text:p>03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0061</text:p>
          </table:table-cell>
          <table:table-cell office:value-type="string">
            <text:p>0258</text:p>
          </table:table-cell>
          <table:table-cell office:value-type="string">
            <text:p>03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0062</text:p>
          </table:table-cell>
          <table:table-cell office:value-type="string">
            <text:p>0259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>
          <table:table-cell office:value-type="string">
            <text:p>0063</text:p>
          </table:table-cell>
          <table:table-cell office:value-type="string">
            <text:p>025A</text:p>
          </table:table-cell>
          <table:table-cell office:value-type="string">
            <text:p>03</text:p>
          </table:table-cell>
          <table:table-cell office:value-type="string">
            <text:p>00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7">05/17/2021</text:date>, <text:time>02:2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W</meta:initial-creator>
    <meta:creation-date>2021-05-17T02:20:56.08</meta:creation-date>
    <meta:generator>OpenOffice/4.1.7$Win32 OpenOffice.org_project/417m1$Build-9800</meta:generator>
    <dc:date>2021-05-17T02:22:15.78</dc:date>
    <dc:creator>A W</dc:creator>
    <meta:editing-duration>PT1M20S</meta:editing-duration>
    <meta:editing-cycles>1</meta:editing-cycles>
    <meta:document-statistic meta:table-count="3" meta:cell-count="404" meta:object-count="0"/>
  </office:meta>
</office:document-meta>
</file>